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4">
      <text:list-level-style-bullet text:level="1" text:style-name="WW_CharLFO4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4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4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4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4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4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4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4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5">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5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5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5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5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5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5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5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8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8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8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8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8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P1" style:parent-style-name="Normaali" style:master-page-name="MP0" style:family="paragraph">
      <style:paragraph-properties fo:break-before="page" fo:margin-bottom="0.1111in" fo:line-height="103%"/>
      <style:text-properties fo:background-color="#FFFFFF" fo:hyphenate="true"/>
    </style:style>
    <style:style style:name="P2" style:parent-style-name="Normaali" style:family="paragraph">
      <style:paragraph-properties fo:margin-bottom="0.1111in" fo:line-height="103%"/>
      <style:text-properties fo:background-color="#FFFFFF" fo:hyphenate="true"/>
    </style:style>
    <style:style style:name="P3" style:parent-style-name="Normaali" style:family="paragraph">
      <style:paragraph-properties fo:margin-bottom="0.1111in" fo:line-height="103%"/>
      <style:text-properties fo:background-color="#FFFFFF" fo:hyphenate="true"/>
    </style:style>
    <style:style style:name="P4" style:parent-style-name="Normaali" style:family="paragraph">
      <style:paragraph-properties fo:margin-bottom="0.1111in" fo:line-height="103%"/>
      <style:text-properties fo:background-color="#FFFFFF" fo:hyphenate="true"/>
    </style:style>
    <style:style style:name="P5" style:parent-style-name="Normaali" style:family="paragraph">
      <style:paragraph-properties fo:margin-bottom="0.1111in" fo:line-height="103%"/>
      <style:text-properties fo:background-color="#FFFFFF" fo:hyphenate="true"/>
    </style:style>
    <style:style style:name="P6" style:parent-style-name="Normaali" style:family="paragraph">
      <style:paragraph-properties fo:margin-bottom="0.1111in" fo:line-height="103%"/>
      <style:text-properties fo:background-color="#FFFFFF" fo:hyphenate="true"/>
    </style:style>
    <style:style style:name="P7" style:parent-style-name="Normaali" style:family="paragraph">
      <style:paragraph-properties fo:margin-bottom="0.1111in" fo:line-height="103%"/>
      <style:text-properties fo:background-color="#FFFFFF" fo:hyphenate="true"/>
    </style:style>
    <style:style style:name="T8" style:parent-style-name="Kappaleenoletusfontti" style:family="text">
      <style:text-properties fo:background-color="#FFFFFF"/>
    </style:style>
    <style:style style:name="P9" style:parent-style-name="Otsikko1" style:family="paragraph">
      <style:paragraph-properties fo:break-before="page"/>
      <style:text-properties fo:background-color="#FFFFFF"/>
    </style:style>
    <style:style style:name="P10" style:parent-style-name="Otsikko2" style:family="paragraph">
      <style:text-properties fo:background-color="#FFFFFF"/>
    </style:style>
    <style:style style:name="P11" style:parent-style-name="Leipis" style:family="paragraph">
      <style:text-properties fo:background-color="#FFFFFF"/>
    </style:style>
    <style:style style:name="P12" style:parent-style-name="Leipis" style:family="paragraph">
      <style:text-properties fo:background-color="#FFFFFF"/>
    </style:style>
    <style:style style:name="P13" style:parent-style-name="Leipis" style:family="paragraph">
      <style:text-properties fo:background-color="#FFFFFF"/>
    </style:style>
    <style:style style:name="P14" style:parent-style-name="Leipis" style:family="paragraph">
      <style:text-properties fo:background-color="#FFFFFF"/>
    </style:style>
    <style:style style:name="P15" style:parent-style-name="Leipis" style:family="paragraph">
      <style:text-properties fo:background-color="#FFFFFF"/>
    </style:style>
    <style:style style:name="P16" style:parent-style-name="Normaali" style:family="paragraph">
      <style:paragraph-properties fo:line-height="115%"/>
    </style:style>
    <style:style style:name="T17" style:parent-style-name="Kappaleenoletusfontti" style:family="text">
      <style:text-properties fo:font-weight="bold" style:font-weight-asian="bold"/>
    </style:style>
    <style:style style:name="P18" style:parent-style-name="Normaali" style:family="paragraph">
      <style:paragraph-properties style:vertical-align="auto" fo:line-height="115%" fo:text-indent="-0.25in"/>
      <style:text-properties style:text-underline-type="single" style:text-underline-style="solid" style:text-underline-width="auto" style:text-underline-mode="continuous" fo:hyphenate="true"/>
    </style:style>
    <style:style style:name="P19" style:parent-style-name="Normaali" style:family="paragraph">
      <style:paragraph-properties style:vertical-align="auto" fo:line-height="115%" fo:text-indent="-0.25in"/>
      <style:text-properties fo:hyphenate="true"/>
    </style:style>
    <style:style style:name="T20" style:parent-style-name="Kappaleenoletusfontti" style:family="text">
      <style:text-properties style:text-underline-type="single" style:text-underline-style="solid" style:text-underline-width="auto" style:text-underline-mode="continuous"/>
    </style:style>
    <style:style style:name="T21" style:parent-style-name="Kappaleenoletusfontti" style:family="text">
      <style:text-properties style:text-underline-type="single" style:text-underline-style="solid" style:text-underline-width="auto" style:text-underline-mode="continuous"/>
    </style:style>
    <style:style style:name="T22" style:parent-style-name="Kappaleenoletusfontti" style:family="text">
      <style:text-properties fo:font-style="italic" style:font-style-asian="italic"/>
    </style:style>
    <style:style style:name="T23" style:parent-style-name="Kappaleenoletusfontti" style:family="text">
      <style:text-properties fo:font-style="italic" style:font-style-asian="italic"/>
    </style:style>
    <style:style style:name="P24" style:parent-style-name="Normaali" style:family="paragraph">
      <style:paragraph-properties style:vertical-align="auto" fo:line-height="115%" fo:text-indent="-0.25in"/>
      <style:text-properties fo:hyphenate="true"/>
    </style:style>
    <style:style style:name="T25" style:parent-style-name="Kappaleenoletusfontti" style:family="text">
      <style:text-properties style:text-underline-type="single" style:text-underline-style="solid" style:text-underline-width="auto" style:text-underline-mode="continuous"/>
    </style:style>
    <style:style style:name="T26" style:parent-style-name="Kappaleenoletusfontti" style:family="text">
      <style:text-properties fo:font-style="italic" style:font-style-asian="italic"/>
    </style:style>
    <style:style style:name="T27" style:parent-style-name="Kappaleenoletusfontti" style:family="text">
      <style:text-properties fo:font-style="italic" style:font-style-asian="italic"/>
    </style:style>
    <style:style style:name="T28" style:parent-style-name="Kappaleenoletusfontti" style:family="text">
      <style:text-properties fo:font-style="italic" style:font-style-asian="italic"/>
    </style:style>
    <style:style style:name="P29" style:parent-style-name="Normaali" style:family="paragraph">
      <style:paragraph-properties style:vertical-align="auto" fo:line-height="115%" fo:text-indent="-0.25in"/>
      <style:text-properties style:text-underline-type="single" style:text-underline-style="solid" style:text-underline-width="auto" style:text-underline-mode="continuous" fo:hyphenate="true"/>
    </style:style>
    <style:style style:name="P30" style:parent-style-name="Normaali" style:family="paragraph">
      <style:paragraph-properties fo:line-height="115%"/>
    </style:style>
    <style:style style:name="T31" style:parent-style-name="Kappaleenoletusfontti" style:family="text">
      <style:text-properties fo:font-weight="bold" style:font-weight-asian="bold"/>
    </style:style>
    <style:style style:name="P32" style:parent-style-name="Normaali" style:family="paragraph">
      <style:paragraph-properties style:vertical-align="auto" fo:line-height="115%" fo:text-indent="-0.25in"/>
      <style:text-properties style:text-underline-type="single" style:text-underline-style="solid" style:text-underline-width="auto" style:text-underline-mode="continuous" fo:hyphenate="true"/>
    </style:style>
    <style:style style:name="P33" style:parent-style-name="Normaali" style:family="paragraph">
      <style:paragraph-properties style:vertical-align="auto" fo:line-height="115%" fo:text-indent="-0.25in"/>
      <style:text-properties style:text-underline-type="single" style:text-underline-style="solid" style:text-underline-width="auto" style:text-underline-mode="continuous" fo:hyphenate="true"/>
    </style:style>
    <style:style style:name="P34" style:parent-style-name="Normaali" style:family="paragraph">
      <style:paragraph-properties style:vertical-align="auto" fo:line-height="115%" fo:text-indent="-0.25in"/>
      <style:text-properties style:text-underline-type="single" style:text-underline-style="solid" style:text-underline-width="auto" style:text-underline-mode="continuous" fo:hyphenate="true"/>
    </style:style>
    <style:style style:name="P35" style:parent-style-name="Normaali" style:family="paragraph">
      <style:paragraph-properties style:vertical-align="auto" fo:line-height="115%" fo:text-indent="-0.25in"/>
      <style:text-properties style:text-underline-type="single" style:text-underline-style="solid" style:text-underline-width="auto" style:text-underline-mode="continuous" fo:hyphenate="true"/>
    </style:style>
    <style:style style:name="P36" style:parent-style-name="Normaali" style:family="paragraph">
      <style:paragraph-properties style:vertical-align="auto" fo:line-height="115%" fo:text-indent="-0.25in"/>
      <style:text-properties fo:hyphenate="true"/>
    </style:style>
    <style:style style:name="T37" style:parent-style-name="Kappaleenoletusfontti" style:family="text">
      <style:text-properties style:text-underline-type="single" style:text-underline-style="solid" style:text-underline-width="auto" style:text-underline-mode="continuous"/>
    </style:style>
    <style:style style:name="T38" style:parent-style-name="Kappaleenoletusfontti" style:family="text">
      <style:text-properties style:text-underline-type="single" style:text-underline-style="solid" style:text-underline-width="auto" style:text-underline-mode="continuous"/>
    </style:style>
    <style:style style:name="T39" style:parent-style-name="Kappaleenoletusfontti" style:family="text">
      <style:text-properties fo:font-style="italic" style:font-style-asian="italic"/>
    </style:style>
    <style:style style:name="P40" style:parent-style-name="Normaali" style:family="paragraph">
      <style:paragraph-properties style:vertical-align="auto" fo:line-height="115%" fo:text-indent="-0.25in"/>
      <style:text-properties fo:hyphenate="true"/>
    </style:style>
    <style:style style:name="P41" style:parent-style-name="Normaali" style:family="paragraph">
      <style:paragraph-properties style:vertical-align="auto" fo:line-height="115%" fo:text-indent="-0.25in"/>
      <style:text-properties fo:hyphenate="true"/>
    </style:style>
    <style:style style:name="T42" style:parent-style-name="Kappaleenoletusfontti" style:family="text">
      <style:text-properties style:text-underline-type="single" style:text-underline-style="solid" style:text-underline-width="auto" style:text-underline-mode="continuous"/>
    </style:style>
    <style:style style:name="T43" style:parent-style-name="Kappaleenoletusfontti" style:family="text">
      <style:text-properties style:text-underline-type="single" style:text-underline-style="solid" style:text-underline-width="auto" style:text-underline-mode="continuous"/>
    </style:style>
    <style:style style:name="T44" style:parent-style-name="Kappaleenoletusfontti" style:family="text">
      <style:text-properties fo:font-style="italic" style:font-style-asian="italic"/>
    </style:style>
    <style:style style:name="P45" style:parent-style-name="Normaali" style:family="paragraph">
      <style:paragraph-properties fo:line-height="115%"/>
    </style:style>
    <style:style style:name="P46" style:parent-style-name="Normaali" style:family="paragraph">
      <style:paragraph-properties fo:line-height="115%"/>
    </style:style>
    <style:style style:name="T47" style:parent-style-name="Kappaleenoletusfontti" style:family="text">
      <style:text-properties fo:font-weight="bold" style:font-weight-asian="bold"/>
    </style:style>
    <style:style style:name="P48" style:parent-style-name="Normaali" style:family="paragraph">
      <style:paragraph-properties fo:line-height="115%"/>
    </style:style>
    <style:style style:name="P49" style:parent-style-name="Normaali" style:family="paragraph">
      <style:paragraph-properties style:vertical-align="auto" fo:line-height="115%" fo:text-indent="-0.25in"/>
      <style:text-properties fo:hyphenate="true"/>
    </style:style>
    <style:style style:name="T50" style:parent-style-name="Kappaleenoletusfontti" style:family="text">
      <style:text-properties style:text-underline-type="single" style:text-underline-style="solid" style:text-underline-width="auto" style:text-underline-mode="continuous"/>
    </style:style>
    <style:style style:name="T51" style:parent-style-name="Kappaleenoletusfontti" style:family="text">
      <style:text-properties style:text-underline-type="single" style:text-underline-style="solid" style:text-underline-width="auto" style:text-underline-mode="continuous"/>
    </style:style>
    <style:style style:name="T52" style:parent-style-name="Kappaleenoletusfontti" style:family="text">
      <style:text-properties style:text-underline-type="single" style:text-underline-style="solid" style:text-underline-width="auto" style:text-underline-mode="continuous"/>
    </style:style>
    <style:style style:name="T53" style:parent-style-name="Kappaleenoletusfontti" style:family="text">
      <style:text-properties fo:font-style="italic" style:font-style-asian="italic"/>
    </style:style>
    <style:style style:name="P54" style:parent-style-name="Normaali" style:family="paragraph">
      <style:paragraph-properties style:vertical-align="auto" fo:line-height="115%" fo:text-indent="-0.25in"/>
      <style:text-properties fo:hyphenate="true"/>
    </style:style>
    <style:style style:name="T55" style:parent-style-name="Kappaleenoletusfontti" style:family="text">
      <style:text-properties style:text-underline-type="single" style:text-underline-style="dotted" style:text-underline-width="auto" style:text-underline-mode="continuous"/>
    </style:style>
    <style:style style:name="T56" style:parent-style-name="Kappaleenoletusfontti" style:family="text">
      <style:text-properties style:text-underline-type="single" style:text-underline-style="dotted" style:text-underline-width="auto" style:text-underline-mode="continuous"/>
    </style:style>
    <style:style style:name="T57" style:parent-style-name="Kappaleenoletusfontti" style:family="text">
      <style:text-properties fo:font-style="italic" style:font-style-asian="italic"/>
    </style:style>
    <style:style style:name="T58" style:parent-style-name="Kappaleenoletusfontti" style:family="text">
      <style:text-properties fo:font-style="italic" style:font-style-asian="italic"/>
    </style:style>
    <style:style style:name="P59" style:parent-style-name="Normaali" style:family="paragraph">
      <style:paragraph-properties style:vertical-align="auto" fo:line-height="115%" fo:text-indent="-0.25in"/>
      <style:text-properties fo:hyphenate="true"/>
    </style:style>
    <style:style style:name="P60" style:parent-style-name="Normaali" style:family="paragraph">
      <style:paragraph-properties fo:line-height="115%"/>
    </style:style>
    <style:style style:name="T61" style:parent-style-name="Kappaleenoletusfontti" style:family="text">
      <style:text-properties fo:font-weight="bold" style:font-weight-asian="bold"/>
    </style:style>
    <style:style style:name="P62" style:parent-style-name="Normaali" style:family="paragraph">
      <style:paragraph-properties fo:line-height="115%"/>
    </style:style>
    <style:style style:name="P63" style:parent-style-name="Normaali" style:family="paragraph">
      <style:paragraph-properties style:vertical-align="auto" fo:line-height="115%" fo:text-indent="-0.25in"/>
      <style:text-properties fo:hyphenate="true"/>
    </style:style>
    <style:style style:name="T64" style:parent-style-name="Kappaleenoletusfontti" style:family="text">
      <style:text-properties style:text-underline-type="single" style:text-underline-style="solid" style:text-underline-width="auto" style:text-underline-mode="continuous"/>
    </style:style>
    <style:style style:name="T65" style:parent-style-name="Kappaleenoletusfontti" style:family="text">
      <style:text-properties style:text-underline-type="single" style:text-underline-style="solid" style:text-underline-width="auto" style:text-underline-mode="continuous"/>
    </style:style>
    <style:style style:name="T66" style:parent-style-name="Kappaleenoletusfontti" style:family="text">
      <style:text-properties style:text-underline-type="single" style:text-underline-style="solid" style:text-underline-width="auto" style:text-underline-mode="continuous"/>
    </style:style>
    <style:style style:name="T67" style:parent-style-name="Kappaleenoletusfontti" style:family="text">
      <style:text-properties fo:font-style="italic" style:font-style-asian="italic"/>
    </style:style>
    <style:style style:name="T68" style:parent-style-name="Kappaleenoletusfontti" style:family="text">
      <style:text-properties fo:font-style="italic" style:font-style-asian="italic"/>
    </style:style>
    <style:style style:name="P69" style:parent-style-name="Normaali" style:family="paragraph">
      <style:paragraph-properties style:vertical-align="auto" fo:line-height="115%" fo:text-indent="-0.25in"/>
      <style:text-properties fo:hyphenate="true"/>
    </style:style>
    <style:style style:name="T70" style:parent-style-name="Kappaleenoletusfontti" style:family="text">
      <style:text-properties style:text-underline-type="single" style:text-underline-style="solid" style:text-underline-width="auto" style:text-underline-mode="continuous"/>
    </style:style>
    <style:style style:name="T71" style:parent-style-name="Kappaleenoletusfontti" style:family="text">
      <style:text-properties style:text-underline-type="single" style:text-underline-style="solid" style:text-underline-width="auto" style:text-underline-mode="continuous"/>
    </style:style>
    <style:style style:name="T72" style:parent-style-name="Kappaleenoletusfontti" style:family="text">
      <style:text-properties fo:font-style="italic" style:font-style-asian="italic"/>
    </style:style>
    <style:style style:name="T73" style:parent-style-name="Kappaleenoletusfontti" style:family="text">
      <style:text-properties fo:font-style="italic" style:font-style-asian="italic"/>
    </style:style>
    <style:style style:name="P74" style:parent-style-name="Normaali" style:family="paragraph">
      <style:paragraph-properties style:vertical-align="auto" fo:line-height="115%" fo:text-indent="-0.25in"/>
      <style:text-properties style:text-underline-type="single" style:text-underline-style="solid" style:text-underline-width="auto" style:text-underline-mode="continuous" fo:hyphenate="true"/>
    </style:style>
    <style:style style:name="P75" style:parent-style-name="Eiväliä" style:family="paragraph">
      <style:paragraph-properties fo:text-align="start"/>
    </style:style>
    <style:style style:name="T76" style:parent-style-name="Kappaleenoletusfontti" style:family="text">
      <style:text-properties style:font-name="Calibri"/>
    </style:style>
    <style:style style:name="T77" style:parent-style-name="Kappaleenoletusfontti" style:family="text">
      <style:text-properties style:font-name="Calibri"/>
    </style:style>
    <style:style style:name="T78" style:parent-style-name="Kappaleenoletusfontti" style:family="text">
      <style:text-properties style:font-name="Calibri" fo:font-style="italic" style:font-style-asian="italic"/>
    </style:style>
    <style:style style:name="T79" style:parent-style-name="Kappaleenoletusfontti" style:family="text">
      <style:text-properties style:font-name="Calibri" fo:font-style="italic" style:font-style-asian="italic"/>
    </style:style>
    <style:style style:name="P80" style:parent-style-name="Eiväliä" style:family="paragraph">
      <style:paragraph-properties fo:text-align="start"/>
      <style:text-properties style:font-name="Calibri"/>
    </style:style>
    <style:style style:name="P81" style:parent-style-name="Eiväliä" style:family="paragraph">
      <style:paragraph-properties fo:text-align="start"/>
      <style:text-properties style:font-name="Calibri"/>
    </style:style>
    <style:style style:name="P82" style:parent-style-name="Eiväliä" style:family="paragraph">
      <style:paragraph-properties fo:text-align="start"/>
      <style:text-properties style:font-name="Calibri"/>
    </style:style>
    <style:style style:name="P83" style:parent-style-name="Eiväliä" style:family="paragraph">
      <style:paragraph-properties fo:text-align="start"/>
      <style:text-properties style:font-name="Calibri"/>
    </style:style>
    <style:style style:name="P84" style:parent-style-name="Eiväliä" style:family="paragraph">
      <style:paragraph-properties fo:text-align="start"/>
      <style:text-properties style:font-name="Calibri" fo:font-weight="bold" style:font-weight-asian="bold"/>
    </style:style>
    <style:style style:name="P85" style:parent-style-name="Eiväliä" style:family="paragraph">
      <style:paragraph-properties fo:text-align="start"/>
      <style:text-properties style:font-name="Calibri" fo:font-weight="bold" style:font-weight-asian="bold"/>
    </style:style>
    <style:style style:name="P86" style:parent-style-name="Leipis" style:family="paragraph">
      <style:text-properties fo:font-weight="bold" style:font-weight-asian="bold"/>
    </style:style>
    <style:style style:name="P87" style:parent-style-name="Leipis" style:family="paragraph">
      <style:text-properties fo:font-size="11pt" style:font-size-asian="11pt" fo:background-color="#FFFFFF"/>
    </style:style>
    <style:style style:name="P88" style:parent-style-name="Eiväliä" style:family="paragraph">
      <style:paragraph-properties fo:text-align="start"/>
      <style:text-properties style:font-name="Calibri"/>
    </style:style>
    <style:style style:name="P89" style:parent-style-name="Eiväliä" style:family="paragraph">
      <style:paragraph-properties fo:text-align="start"/>
      <style:text-properties style:font-name="Calibri"/>
    </style:style>
    <style:style style:name="P90" style:parent-style-name="Eiväliä" style:family="paragraph">
      <style:paragraph-properties fo:text-align="start"/>
      <style:text-properties style:font-name="Calibri"/>
    </style:style>
    <style:style style:name="P91" style:parent-style-name="Eiväliä" style:family="paragraph">
      <style:paragraph-properties fo:text-align="start"/>
      <style:text-properties style:font-name="Calibri"/>
    </style:style>
    <style:style style:name="P92" style:parent-style-name="Eiväliä" style:family="paragraph">
      <style:paragraph-properties fo:text-align="start"/>
      <style:text-properties style:font-name="Calibri"/>
    </style:style>
    <style:style style:name="P93" style:parent-style-name="Eiväliä" style:family="paragraph">
      <style:paragraph-properties fo:text-align="start"/>
      <style:text-properties style:font-name="Calibri"/>
    </style:style>
    <style:style style:name="P94" style:parent-style-name="Eiväliä" style:family="paragraph">
      <style:paragraph-properties fo:text-align="start"/>
      <style:text-properties style:font-name="Calibri"/>
    </style:style>
    <style:style style:name="P95" style:parent-style-name="Eiväliä" style:family="paragraph">
      <style:paragraph-properties fo:text-align="start"/>
      <style:text-properties style:font-name="Calibri"/>
    </style:style>
    <style:style style:name="P96" style:parent-style-name="Luettelokappale" style:family="paragraph"/>
    <style:style style:name="P97" style:parent-style-name="Luettelokappale" style:family="paragraph"/>
    <style:style style:name="P98" style:parent-style-name="Luettelokappale" style:family="paragraph"/>
    <style:style style:name="P99" style:parent-style-name="Luettelokappale" style:family="paragraph"/>
    <style:style style:name="P100" style:parent-style-name="Luettelokappale" style:family="paragraph"/>
    <style:style style:name="P101" style:parent-style-name="Luettelokappale" style:family="paragraph"/>
    <style:style style:name="T102" style:parent-style-name="Kappaleenoletusfontti" style:family="text">
      <style:text-properties fo:font-size="14pt" style:font-size-asian="14pt"/>
    </style:style>
    <style:style style:name="T103" style:parent-style-name="Kappaleenoletusfontti" style:family="text">
      <style:text-properties fo:font-size="14pt" style:font-size-asian="14pt"/>
    </style:style>
    <style:style style:name="T104" style:parent-style-name="Kappaleenoletusfontti" style:family="text">
      <style:text-properties fo:font-size="14pt" style:font-size-asian="14pt"/>
    </style:style>
  </office:automatic-styles>
  <office:body>
    <office:text text:use-soft-page-breaks="true">
      <text:p text:style-name="P1">LAPPEENRANNAN TEKNILLINEN YLIOPISTO<text:line-break/>School of Business and Management<text:line-break/>Tietotekniikan koulutusohjelma<text:line-break/>CT60A2410: Olio-ohjelmointi &amp; CT60A4301: Tietokannat</text:p>
      <text:p text:style-name="P2"/>
      <text:p text:style-name="P3"/>
      <text:p text:style-name="P4"/>
      <text:p text:style-name="P5"/>
      <text:p text:style-name="P6"/>
      <text:p text:style-name="P7"/>
      <text:p text:style-name="Otsikko"><text:span text:style-name="T8">Harjoitustyöraportti</text:span></text:p>
      <text:soft-page-break/>
      <text:h text:style-name="P9" text:outline-level="1">TIMOTEI – HARJOITUSTYÖ<text:s/></text:h>
      <text:h text:style-name="P10" text:outline-level="2">Tehtävänannon kuvaus<text:s/></text:h>
      <text:p text:style-name="P11">Tehtävänä oli luoda SmartPost-automaatteihin liittyvä tietokanta ja sille käyttöliittymä. Ohjelmalla tulisi kyetä lähettämään paketteja kartalla olevien automaattien välillä. Lisäksi tehtävään liittyi paljon muita vaatimuksia ja mikäli halusi lisäpisteitä, ohjelman tuli sisältää ylimääräisiä ominaisuuksia. Aloitin<text:s/>suunnittelemaan ohjelmaa tavoitteena korkein vaatimustaso ja täydet pisteet. Toteutus ja suunnitelma luonnollisesti hieman muuttui tekemisen aikana, koska kokemusta ohjelmistoprojekteista ja niiden suunnittelusta on hyvin vähäisesti.<text:s/></text:p>
      <text:p text:style-name="P12">Lopputulos asettuu arvosanaltaan mielestäni jonnekkin kahden laajimman vaatimustason väliin, sillä lähes kaikki vaatimuksista on täytetty ja ylimääräisiä ominaisuuksia on mukavasti, mutta kaikkia vaatimuksia ei ole toteutettu ihan sananmukaisesti, lopputulos ole täysin viimeistelty, eikä omat ominaisuudet ole mitään järkyttävän ihmeellisiä. Koodi on kuitenkin helposti muokattavissa ja modulaarinen, joten uusien ominaisuuksien lisääminen ja vanhojen muokkaaminen ovat yksinkertaisia tehtäviä.<text:s/></text:p>
      <text:p text:style-name="P13"/>
      <text:p text:style-name="P14">Käyn ensin läpi tehtävänannon vaatimukset, alleviivaan toteutetut vaatimukset ja lisään toteutukseen liittyviä huomioita. Myöhemmin ohjelman kuvauksessa ja toiminnallisuuslistassa selitän tarkemmin sekä ohjelmallista toteutusta, että käyttöä.<text:s/></text:p>
      <text:p text:style-name="P15"/>
      <text:p text:style-name="P16"><text:span text:style-name="T17">Perustasolla käyttäjän tulee olla mahdollista:</text:span></text:p>
      <text:list text:style-name="LFO2" text:continue-numbering="true">
        <text:list-item>
          <text:p text:style-name="P18">Käyttäjällä tulee olla mahdollisuus lisätä SmartPost-automaatteja kartalle jonkinlaisen valikon avulla.</text:p>
        </text:list-item>
        <text:list-item>
          <text:p text:style-name="P19"><text:span text:style-name="T20">Mahdollista luoda uusia esineitä, paketoida ne (== määrittää pakettiluokka) ja asettaa varastoon.</text:span><text:span text:style-name="T21"><text:line-break/></text:span><text:span text:style-name="T22">Uusille paketeille määritetään luotaessa omistaja ja<text:s/></text:span><text:span text:style-name="T23">tuotetyyppi. Ohjelma luo sille automaattisesti pakettiID:n minkä perusteella paketti yksilöidään ja tunnistetaan.</text:span><text:s/></text:p>
        </text:list-item>
        <text:list-item>
          <text:p text:style-name="P24"><text:span text:style-name="T25">Mahdollistaa pakettien lähettäminen kartalla olevien SmartPost-automaattien välillä.</text:span><text:line-break/><text:span text:style-name="T26">Paketin voi lähettää kahden pisteen välillä, mutta kartt</text:span><text:span text:style-name="T27">a ei varsinaisesti liity pisteiden valitsemiseen. Valitut pisteet voi lisätä kartalle ja lähettäessä niiden välille piirretään merkki, mutta jotta kartalta voisi valita pisteen, tulisi javascriptiin ja javaan tehdä jonkinlainen tapahtumanhaistelija ja meto</text:span><text:span text:style-name="T28">di joka palauttaisi klikatun sijainnin. Out of my paygrade.</text:span><text:s/></text:p>
        </text:list-item>
        <text:list-item>
          <text:p text:style-name="P29">Tyhjentää kartalta jo piirretyt reitit.</text:p>
        </text:list-item>
      </text:list>
      <text:p text:style-name="P30"><text:span text:style-name="T31">Perustasolla ohjelmasta tulee löytyä:</text:span></text:p>
      <text:list text:style-name="LFO3" text:continue-numbering="true">
        <text:list-item>
          <text:p text:style-name="P32">Pääluokka, jonka kautta on mahdollista liittää yhteen alku- ja päätepiste sekä haluttu paketti varastosta.</text:p>
        </text:list-item>
        <text:list-item>
          <text:p text:style-name="P33">Luokka, joka pitää kirjaa SmartPost-olioista. Toteuta tietokantaa käyttäen.</text:p>
        </text:list-item>
        <text:list-item>
          <text:p text:style-name="P34">Luokka, joka lukee XML-muotoista dataa ja syöttää sitä tietokantaan.</text:p>
        </text:list-item>
        <text:list-item>
          <text:p text:style-name="P35">SmartPost-luokka, joka sisältää automaattikohtaisen datan sekä osaluokan, johon on tallennettu automaatin geograafinen paikka. Toteuta tietokantaa käyttäen.</text:p>
        </text:list-item>
        <text:list-item>
          <text:p text:style-name="P36"><text:span text:style-name="T37">Varastoluokka, johon on mahdollista tallentaa jo luotuja paketteja. Toteuta tietokantaa käyttäen.</text:span><text:span text:style-name="T38"><text:line-break/></text:span><text:span text:style-name="T39">Kaikki paketit tallennetaan automaattisesti varastoon ja se on ainut keino luoda paketteja.<text:s/></text:span></text:p>
        </text:list-item>
        <text:list-item>
          <text:p text:style-name="P40">Pakettiluokka, josta on periytetty useampia pakettiluokkia aikaisemman määritelmän mukaan. Toteuta tietokantaa käyttäen.<text:line-break/>Paketeille ei erikseen määritetä pakettiluokkaa, vaan lähetystyyppi valitaan lähetyksen yhteydessä. Näistä ei myöskään ole tehty erillisiä luokkia, koska eri lähetystyypit eroavat toisistaan huomattavasti ja niillä on yhteisiä ominaisuuksia vain väri ja nopeus. Muut ominaisuudet ovat yksilöllisempiä ja niiden toteuttaminen oliona olisi vähintäänkin yhtä monimutkaista.<text:s/></text:p>
        </text:list-item>
        <text:list-item>
          <text:p text:style-name="P41"><text:span text:style-name="T42">Esineluokkia vähintään 4 kappaletta, joilla on<text:s/></text:span><text:span text:style-name="T43">erilaisia ominaisuuksia. Toteuta tietokantaa käyttäen.</text:span><text:line-break/><text:span text:style-name="T44">Esineluokkia löytyy 7 erilaista, joilla kaikilla on eri nimi, koko, paino ja osa niistä voi hajota.<text:s/></text:span></text:p>
        </text:list-item>
      </text:list>
      <text:p text:style-name="P45"><text:s/></text:p>
      <text:p text:style-name="P46"><text:span text:style-name="T47">Laajennetut vaatimukset</text:span></text:p>
      <text:p text:style-name="P48">Laajennettu työ vaatii kaikki perustasolla olevat ominaisuudet sekä vähintään kaksi lisäominaisuutta ja antaa tekijälle 26 pistettä harjoitustyöstä:</text:p>
      <text:list text:style-name="LFO4" text:continue-numbering="true">
        <text:list-item>
          <text:p text:style-name="P49"><text:span text:style-name="T50">Pitää kirjaa pakettien määrästä, lähtö- ja saapumispaikoista, matkan pituuksista ja paketeissa olevista esineistä erillisessä ikkunassa / välilehdessä tai muussa hyvin suunnitelluss</text:span><text:span text:style-name="T51">a UI-komponentissa. Toteuta tietokantaa käyttäen.</text:span><text:span text:style-name="T52"><text:line-break/></text:span><text:span text:style-name="T53">Tapahtumaloki-välilehdeltä löytyy kaikki lähetetyt paketit. Varastosta löytyy lähettämättömät.</text:span><text:s/></text:p>
        </text:list-item>
        <text:list-item>
          <text:p text:style-name="P54"><text:span text:style-name="T55">Ohjelmaa lopettaessa se kirjoittaa kuitin tiedostoon istunnon aikaisesta kirjanpidosta ja varaston tilanteesta</text:span><text:span text:style-name="T56">, eli suoltaa login siitä mitä käyttäjä on tehnyt. Toteuta tietokantaa käyttäen.</text:span><text:line-break/><text:span text:style-name="T57">Erillistä kuittia ei kirjoiteta, mutta kaikkia tapahtumia voi tarkastella joko tilastojen tai tapahtumalokin kautta. Näitä ei toki eritellä istunnoittain, mutta tietokannan ka</text:span><text:span text:style-name="T58">utta voi tarkastella tietyllä välillä tehtyjä paketteja, sekä lähetyksiä.</text:span><text:s/></text:p>
        </text:list-item>
        <text:list-item>
          <text:p text:style-name="P59">Ohjelman on käytettävä pakettien lisäämiseen ja statistiikan esittämiseen joko uusia ikkunoita tai välilehtiä. Mieti tarkkaan minkälaista käyttöliittymää haluaisit itse käyttää (tutkaile referenssinä vaikka Spotifyn ja Gimpin filosofioita).<text:line-break/>Kaikille eri kokonaisuuksille on omat välilehtensä. Staattiset välilehdet ovat mielestäni yksinkertaisin ja selkein tapa järjestellä eri ominaisuuksia. Erikseen avautuvat ikkunat ovat ikäviä ja monimutkaistavat rakennettä myös ohjelmallisesti. Välilehtien avulla kaikkea voi hallinnoida yhden (hyvin kommentoidun) kontrollerin avulla.<text:s/></text:p>
        </text:list-item>
      </text:list>
      <text:p text:style-name="P60"><text:span text:style-name="T61">Laajin vaatimustaso</text:span></text:p>
      <text:p text:style-name="P62">Laajin mahdollinen vaatimustaso antaa tekijälle 40 pistettä harjoitustyöstä, mutta sen on sisällettävä kaikki edellä luetellut vaatimukset sekä uusia vaatimuksia. Eli seuraavista vaatimuksista on tarpeen toteuttaa kaksi, jotta laajin vaatimustaso täytyy:</text:p>
      <text:list text:style-name="LFO5" text:continue-numbering="true">
        <text:list-item>
          <text:p text:style-name="P63"><text:span text:style-name="T64">GUI ei käytä vain pelkkiä standardikomponentteja, vaan niitä on muokattu visuaalisesti. Tähän ei<text:s/></text:span><text:span text:style-name="T65">riitä, että painikkeiden fonttia on muutettu, vaan käyttöliittymää on muokattava visuaalisesti erilaiseksi (esimerkiksi alla näkyvät kuvat).</text:span><text:span text:style-name="T66"><text:line-break/></text:span><text:span text:style-name="T67">Lukuisia eri komponentteja on muokattu CSS:n avulla. Ainakin välilehdet, taustat, napit ja banneri ovat saaneet uut</text:span><text:span text:style-name="T68">ta väriä ja muotoilua.</text:span><text:s/></text:p>
        </text:list-item>
        <text:list-item>
          <text:p text:style-name="P69"><text:span text:style-name="T70">Pelkän logikirjanpidon lisäksi ohjelma lataa kirjanpidon käynnistyessään. Tällöin käyttäjä voi valita aloittaako hän tyhjältä pöydältä vai otetaanko käyttöön ladattu varastotilanne. Käyttäjällä on koko ajan tarjolla tilastot, jotka<text:s/></text:span><text:span text:style-name="T71">käsittävät ohjelman koko käyttöajan. Toteuta tietokantaa käyttäen.</text:span><text:line-break/><text:span text:style-name="T72">Koska lokit on tallennettu tietokantaan ja käytön aikanakin ne päivitetään tietokannasta, on aina käytössä koko historia. Mikäli käyttäjä haluaa, hän voi jättää valitsematta tietokannan lat</text:span><text:span text:style-name="T73">aamisen. Tällöin vanhoja paketteja tai lähetyksiä ei näytetä varastossa tai tapahtumalokeissa, mutta tilastojen kautta ne näkyvät edelleen.</text:span><text:s/></text:p>
        </text:list-item>
        <text:list-item>
          <text:p text:style-name="P74">Ohjelman generoimia tilastoja on mahdollista selata kalenterin avulla. Käyttäjä voi valita kalenterista tietyn päivän ja tarkastella, mitkä paketit ovat liikkuneet mistä minne sinä päivänä, ovatko ne saapuneet ehjinä perille jne. Toteuta tietokantaa käyttäen.<text:line-break/></text:p>
        </text:list-item>
      </text:list>
      <text:list text:style-name="LFO6" text:continue-numbering="true">
        <text:list-item>
          <text:p text:style-name="P75"><text:span text:style-name="T76">Jokin todella hieno uusi feature</text:span><text:span text:style-name="T77"><text:line-break/></text:span><text:span text:style-name="T78">Todella hienoista en tiedä, mutta kaikki ovat jotakuinkin käytännöllisiä ja<text:s/></text:span><text:span text:style-name="T79">laajennettavissa olevia.</text:span></text:p>
          <text:list text:continue-numbering="true">
            <text:list-item>
              <text:p text:style-name="P80">Kirjautuminen</text:p>
            </text:list-item>
            <text:list-item>
              <text:p text:style-name="P81">Ylimääräiset tilastot (valmiiksi optimoidut tietokannan puolella)</text:p>
            </text:list-item>
            <text:list-item>
              <text:p text:style-name="P82">Reklamaatiot</text:p>
            </text:list-item>
            <text:list-item>
              <text:p text:style-name="P83">Kohtalaisen älykäs reaaliaikainen haku automaateille.</text:p>
            </text:list-item>
            <text:list-item>
              <text:p text:style-name="P84">Doge on wow.</text:p>
            </text:list-item>
          </text:list>
        </text:list-item>
      </text:list>
      <text:p text:style-name="P85"/>
      <text:p text:style-name="P86"/>
      <text:p text:style-name="P87"/>
      <text:p text:style-name="P88"/>
      <text:p text:style-name="P89">Tietokantaan liittyvät vaatimukset:</text:p>
      <text:list text:style-name="LFO7" text:continue-numbering="true">
        <text:list-item>
          <text:p text:style-name="P90">Tietokannassa on yli 10 taulua.<text:s/>Osa tauluista ovat hieman irrallisia ohjelman kannalta, mutta ne ovat silti perusteltuja jatkokehittelyn kannalta ja liittyvät aiheeseen.</text:p>
        </text:list-item>
        <text:list-item>
          <text:p text:style-name="P91">Eheyssäännöt on varmistettu mahdollisuuksien mukaan tietokannan puolella, muuten Javassa.</text:p>
        </text:list-item>
        <text:list-item>
          <text:p text:style-name="P92">Tietokantaan on luotu neljä<text:s/>eri näkymää yksinkertaistamaan ohjelman tekemiä hakuja. Yhdessä näistä on käytetty useaa JOIN-lausetta. Nämä näkymät nopeuttavat hakuja ja yksinkertaistavat lähdekoodia. Lisäksi ohjelma suorittaa lukuisia eri käskyjä ja hakuja tauluihin.<text:s/></text:p>
        </text:list-item>
        <text:list-item>
          <text:p text:style-name="P93">Tietokantaa suunnitellessa on kiinnitetty huomiota normalisointiin. En mene vannomaan että kaikki ovat täysin kolmannessa normaalimuodossa, mutta kaikki taulut ovat mielestäni järkeviä. Ne eivät sisällä liikaa dataa, mutta eivät myöskään ole väkisin hajoitettuja taulujen<text:s/>määrän lisäämiseksi. <text:s/></text:p>
        </text:list-item>
        <text:list-item>
          <text:p text:style-name="P94">Tietokannan käyttö käyttöliittymän kautta on rajattu vain tarpeen mukaan. Käyttäjä ei voi millään tavalla manipuloida sql-käskyjä. Ensinnäkin käyttäjä voi syöttää tekstiä vain reklamaation yhteydessä ja toisekseen kaikissa tietokantaa muokkaavissa käskyissä on käytetty preparedstatement-rakennetta, jolloin käyttäjän on mahdotonta rikkoa tietokantaa. Tämä tarkoittaa siis myös sitä, että osaan tietokannan tauluista pääsee käsiksi vain sqliten konsolin kautta. <text:s/></text:p>
        </text:list-item>
      </text:list>
      <text:p text:style-name="P95"/>
      <text:soft-page-break/>
      <text:h text:style-name="Otsikko2" text:outline-level="2">Tietokannan käsitemalli<text:s/>ja eheyssäännöt</text:h>
      <text:p text:style-name="Normaali">Käsitemalli kokonaisuudessaan ja eheyssäännöt (skeeman yhteydessä) löytyvät erillisistä tiedostoista.<text:s/></text:p>
      <text:list text:style-name="LFO8" text:continue-numbering="true">
        <text:list-item>
          <text:p text:style-name="P96">Timotei_ER.png</text:p>
        </text:list-item>
        <text:list-item>
          <text:p text:style-name="P97">Timotei_SQL_komennot (skeema)</text:p>
        </text:list-item>
        <text:list-item>
          <text:p text:style-name="P98">Timotei_SQL_Views (Näkymät tilastoja varten)<text:s/></text:p>
        </text:list-item>
        <text:list-item>
          <text:p text:style-name="P99">Timotei_SQL_persons<text:s/></text:p>
        </text:list-item>
        <text:list-item>
          <text:p text:style-name="P100">Timotei_SQL_Tuotetyypit</text:p>
        </text:list-item>
        <text:list-item>
          <text:p text:style-name="P101">Timotei_SQL_Inserts</text:p>
        </text:list-item>
      </text:list>
      <text:p text:style-name="Normaali"/>
      <text:h text:style-name="Otsikko2" text:outline-level="2">Ohjelman kuvaus, ohjelmallinen toteutus ja lista ominaisuuksista<text:s/></text:h>
      <text:p text:style-name="Normaali">Ohjelman tarkoitus on siis toimia simulaattorina pakettiautomaattiympäristössä. Perustoiminnallisuudet ovat hyvin yksinkertaiset. Ensinnäkin ohjelma lataa postin sivuilta<text:s/>tietokantaan kaikki saatavilla olevat automaatit. Tämän jälkeen käyttäjä voi lisätä varastoon paketin, jonka hän voi lähettää kahden automaatin välillä. Ohjelma piirtää kartalle reitin näiden kahden pisteen välille. Reitin väri ja piirtonopeus riippuvat lähetystyypistä. Lisäksi automaatteja voi lisätä kartalle tietoineen.</text:p>
      <text:p text:style-name="Normaali">Tämän lisäksi erilaisia extraominaisuuksia on reilusti. Lähetyksen jälkeen lähetyksen tiedot tallentuvat tietokantaan ja niitä voi tarkastella myöhemmin joko yksittäin tai osana tilastoja. Ohjelmassa on myös käyttäjänhallinta. Tämänhetkisessä versiossa on vain yksi käyttäjätunnus, joka tarkistetaan ohjelman sisällä. Yksittäistä automaattia voi etsiä haulla, joka etsii joko paikan nimeä tai kaupunkia. Paketeista voi tehdä reklamaatioita jotka tallentuvat myös tietokantaan. Työntekijät-välilehdellä voi tarkastella senhetkisiä timotei-miehiä ja heidän stressitasojaan. Ohjelma on myös helposti laajennettavissa ja olenkin listannut jatkokehitysideoita yhteenvedon jälkeen. Osa näistä oli tarkoitus toteuttaa, mutta aika on rajallista ja sitä myös kului joidenkin yksittäisten ongelmien parissa suhteettoman kauan. <text:s/></text:p>
      <text:p text:style-name="Normaali">Seuraavaksi olen listannut jokaisen yksittäisen ominaisuuden. Sen yhteydessä olen selittänyt pääpiirteittäin ohjelmallisen toteutuksen ja ominaisuuden toiminnallisuuden käyttäjän kannalta. Tämä on periaatteessa sama lista kuin tehtävänannossa, tietyin muutoksin.<text:s/></text:p>
      <text:p text:style-name="Normaali"/>
      <text:soft-page-break/>
      <text:h text:style-name="Otsikko3" text:outline-level="3">Kirjautuminen</text:h>
      <text:h text:style-name="Otsikko4" text:outline-level="4">Tekninen toteutus</text:h>
      <text:p text:style-name="Normaali">Ohjelmaa käynnistäettäessä ensimmäisenä avataan kirjautumisikkuna. Klikattaessa kirjautumisnappia tarkastetaan kirjautumistiedot vertaamalla niitä kovakoodattuihin merkkijonoihin. Lisäksi ennen pääikkunan avaamista siirretään sille tieto käyttäjän valinnasta tietokannan käytön suhteen ja suljetaan kirjautumisikkuna.<text:s/></text:p>
      <text:h text:style-name="Otsikko4" text:outline-level="4">Käyttö</text:h>
      <text:p text:style-name="Normaali">Kirjautuminen on hyvin yksinkertainen toimenpide käyttäjälle. Käyttäjätunnus, salasana, tietokannan lataaminen ja ”kirjaudu”. Demoversiossa käyttäjätunnus: ’Jumala’ ja salasana: ’Jeesus123’.</text:p>
      <text:p text:style-name="Normaali"/>
      <text:h text:style-name="Otsikko3" text:outline-level="3">Automaattien lataaminen tietokantaan</text:h>
      <text:h text:style-name="Otsikko4" text:outline-level="4">Tekninen toteutus</text:h>
      <text:p text:style-name="Normaali">Pääikkunan alustuksen yhteydessä ladataan internetistä XML-tiedosto, jossa ovat kaikki tiedot jokaisesta suomen pakettiautomaatista. Tämä tiedosto parsitaan, tiedot eritellään ja lisätään tietokantaan.<text:s/></text:p>
      <text:p text:style-name="Normaali">Tässä yhteydessä toimipisteiden nimistä poistetaan ”pakettiautomaatti,”-teksti, koska sillä ei ole minkäänlaista informaatioarvoa. (Mielenkiintoisena anekdoottina, kolme automaattia 478:sta eivät ole nimeltään pakettiautomaatteja, vaan ”SmartPost” tai ”automaatti”. Mitä lie ilmaisunhaluisia yksilöitä.)</text:p>
      <text:p text:style-name="Normaali">XML-lukija siis parsii tiedot ja lisää<text:s/>ne suoraan tietokantaan yksi kerrallaan. Tämä toimenpide on automatisoitu niin, että mikäli käytettävästä tietokannasta automaatit jo löytyvät, ei niitä ladata uudelleen.<text:s/></text:p>
      <text:p text:style-name="Normaali">Mahdollisen lukemisen jälkeen pääohjelma kutsuu SmartPostHandlerin metodia ”getSmartPostList”, joka lukee automaatit tietokannasta, luo niistä olion ja lisää sen listaan jonka kautta niitä voi käsitellä.<text:s/></text:p>
      <text:h text:style-name="Otsikko4" text:outline-level="4">Käyttö</text:h>
      <text:p text:style-name="Normaali">Automaattien lataaminen tietokantaan ei edellytä käyttäjältä minkäänlaisia toimia, vaan se on täysin automatisoitua.<text:s/></text:p>
      <text:p text:style-name="Normaali"/>
      <text:soft-page-break/>
      <text:h text:style-name="Otsikko3" text:outline-level="3">Historian<text:s/>käyttäminen käynnistäessä käyttäjän niin halutessa</text:h>
      <text:h text:style-name="Otsikko4" text:outline-level="4">Tekninen toteutus</text:h>
      <text:p text:style-name="Normaali">Periaatteessa poikkeustilanteena kohdellaan tilannetta jossa käyttäjä ei halua käyttää vanhoja tietoja. Mikäli näin on, ohjelma luo aikaleiman käynnistyksen yhteydessä ja vertaa käyttöliittymän päivityksen yhteydessä onko paketti, lähetys tai reklamaatio tehty tämän aikaleiman jälkeen. Kaikki tiedot siis löytyvät käytettävästä tietokannasta, mutta käyttöliittymässä näkyvät vain senhetkisen istunnon aikana luodut. Tämä yksinkertaistaa mm.<text:s/>tilastotietojen luomista.</text:p>
      <text:h text:style-name="Otsikko4" text:outline-level="4">Käyttö</text:h>
      <text:p text:style-name="Normaali">Käyttäjän tarvitsee vain valita ”lataa tietokanta” kirjautumisikkunassa.<text:s/></text:p>
      <text:p text:style-name="Normaali"/>
      <text:h text:style-name="Otsikko3" text:outline-level="3">Pakettien luominen</text:h>
      <text:h text:style-name="Otsikko4" text:outline-level="4">Tekninen toteutus</text:h>
      <text:p text:style-name="Normaali">Käyttäjän valitsemilla tiedoilla paketista luodaan olio, johon liitetään tuotetyyppi ja omistaja. Paketti<text:s/>lisätään Storage-luokan listaan. Storage lisää paketille myös ID:n automaattisesti korottamalla viimeistä ID:tä yhdellä. Paketilla on myös luomisaika, jolloin voidaan rajata vanhat paketit.</text:p>
      <text:h text:style-name="Otsikko4" text:outline-level="4">Käyttö</text:h>
      <text:p text:style-name="Normaali">Käyttäjä valitsee paketin tyypin listview-komponentista, etsii omistajan joko nimen tai ID:n perusteella, tarkastaa tiedot ja lisää paketin tietokantaan.<text:s/></text:p>
      <text:p text:style-name="Normaali"/>
      <text:h text:style-name="Otsikko3" text:outline-level="3">Automaattien lisääminen kartalle</text:h>
      <text:h text:style-name="Otsikko4" text:outline-level="4">Tekninen toteutus</text:h>
      <text:p text:style-name="Normaali">Alun perin automaatin kartalle lisääminen oli erillinen toiminnallisuus, mutta nyt se on yhdistetty lähetys<text:s/>ja kohdeautomaatteihin. Käyttäjän haun perusteella listassa näytetään hakua vastaavat automaatit. Haku löytää automaatin joko toimipaikan nimen tai kaupungin perusteella kirjainkoosta välittämättä. Nimen tai kaupungin osakin riittää. Haku toimii reaaliaikaisena ja päivittää hakutulokset joka kerta kun käyttäjä kirjoittaa kirjaimen (nostaa näppäimen ylös). Kun käyttäjä on valinnut automaatin ja haluaa lisätä sen kartalle, välitetään sen koordinaatit suoraan javascriptille, joka toimii Google Mapsin API:n kanssa. Javascript lisää pisteen kartalle ja täplää klikkaamalla voi avata sille välitetyt lisätiedot.</text:p>
      <text:soft-page-break/>
      <text:h text:style-name="Otsikko4" text:outline-level="4">Käyttö</text:h>
      <text:p text:style-name="Normaali">Hakukenttään haluttu kaupunki tai toimipisteen nimi, listasta oikean automaatin valitseminen ja ”add to map”. Piste ilmestyy kartalle.<text:s/></text:p>
      <text:h text:style-name="Otsikko3" text:outline-level="3">Pakettien lähettäminen</text:h>
      <text:h text:style-name="Otsikko4" text:outline-level="4">Tekninen toteutus</text:h>
      <text:p text:style-name="Normaali">Lähetys ja kohdeautomaatit valitaan samalla tavalla kuin karttaan lisäämistä varten. Paketin lähettäminen itsessään on kohtalaisen monimutkainen prosessi, koska eri lähetystyypeillä on erilaisia ehtoja ja niiden tarkistamista varten on hankittava tietoja. Esimerkiksi matkan pituus on tarkistettava ennen lähettämistä, mikäli käytetään pikalähetystä. Ensimmäisenä tarkistetaan ovatko tarvittavat kentät valittuina. Mikäli ei ole, avataan uusi ikkuna jossa näytetään havaittu virhe. Seuraavaksi lasketaan koordinaattien välinen etäisyys, selvitetään pakettityyppi ja edetään eri lähetystyyppien mukaan erityisehtoihin. Matka ja paketin koko tarkistetaan. Mikäli lähetystä ei voida suorittaa, näytetään virhe ja keskeytetään lähetys. Tässä yhteydessä määritellään lähetyksen nopeus ja väri, sekä paketin rikkoutuminen. Rikkoutumisen todennäköisyys riippuu lähetystyypistä ja lähetin stressitasosta. Stressaantunut lähetti rikkoo paketin todennäköisemmin. Lisäksi mikäli kakkostyypin lähetyksessä paketti säilyy ehjänä, nostaa se vastuussa olevan lähetin stressitasoa yhdellä. Kolmostyypin lähetyksessä paketin rikkoutuminen laskee lähetin stressitason tasolle yksi.<text:s/></text:p>
      <text:p text:style-name="Normaali">Mikäli lähetyksen suhteen kaikki on kunnossa, piirretään reitti kartalle. Rikkoutuminen<text:s/>ei siis luonnollisestikaan ole este lähettämiselle, vain ennalta määritellyt rajoitukset. <text:s/></text:p>
      <text:h text:style-name="Otsikko4" text:outline-level="4">Käyttö</text:h>
      <text:p text:style-name="Normaali">Lähetys ja kohdeautomaattien valinta, paketin valinta ja lähetystyypin valinta. Hyvin yksinkertaista ja suoraviivaista. <text:s/></text:p>
      <text:h text:style-name="Otsikko3" text:outline-level="3">Reittien tyhjentäminen kartalta</text:h>
      <text:h text:style-name="Otsikko4" text:outline-level="4">Tekninen toteutus</text:h>
      <text:p text:style-name="Normaali">Javascript rajapinnan kautta, ei juuri ihmeellisyyksiä.</text:p>
      <text:h text:style-name="Otsikko4" text:outline-level="4">Käyttö</text:h>
      <text:p text:style-name="Normaali">Klikkaa nappia.<text:s/></text:p>
      <text:h text:style-name="Otsikko3" text:outline-level="3">Tapahtumaloki</text:h>
      <text:h text:style-name="Otsikko4" text:outline-level="4">Tekninen toteutus</text:h>
      <text:p text:style-name="Normaali">Jokainen lähetys tallentuu tietokantaan. Lähetyksen muut tiedot luetaan ohjelman ajonaikaisesta muistista ja lähetysoliosta, mutta lähetyksessä mukana olleet kuriirit luetaan tietokannasta.<text:s/></text:p>
      <text:soft-page-break/>
      <text:h text:style-name="Otsikko4" text:outline-level="4">Käyttö</text:h>
      <text:p text:style-name="Normaali">Vasemmalla näkyy lista jossa on lähetysID ja lähetyksen päivämäärä. Listasta lähetyksen valitsemalla oikealle tulee näkyviin lähetyksen tarkemmat tiedot. Paketin rikkoutuminen siitä vielä tällä hetkellä puuttuu.</text:p>
      <text:h text:style-name="Otsikko3" text:outline-level="3">Historiatiedot ja tilastot päivän mukaan.<text:s/></text:h>
      <text:h text:style-name="Otsikko4" text:outline-level="4">Tekninen toteutus</text:h>
      <text:p text:style-name="Normaali">Tietokantaan on valmiiksi luotu erilaisia näkymiä, joista löytyy suoraan kaikki haluttujen tilastojen tarvitsemat tiedot. LogOperator luokka lataa tietokannasta halutun<text:s/>tiedon ja palauttaa sen pääohjelmaan, joka näyttää sen. Yksittäiset tiedot näytetään pienemmässä listassa ja kaikki lähetykset listataan isompaan listaan.</text:p>
      <text:h text:style-name="Otsikko4" text:outline-level="4">Käyttö</text:h>
      <text:p text:style-name="Normaali">Valitse haluamasi tieto ja päivämäärä jolta tieto näytetään ja klikkaa nappia.<text:s/></text:p>
      <text:h text:style-name="Otsikko3" text:outline-level="3">Reklamaatiot</text:h>
      <text:h text:style-name="Otsikko4" text:outline-level="4">Tekninen toteutus</text:h>
      <text:p text:style-name="Normaali">Reklaamatioilla, kuten lähes kaikilla muillakin ominaisuuksilla on oma handlerinsa, joka pitää kirjaa uusien reklamaatioiden luomisesta sekä päivittää tiedot tietokannasta. Reklamaatiota lisättäessä handleri luo automaattisesti sille ID:n, samalla tavalla kuin paketille ja lähetykselle. Lisäksi näiden kaikkien kolmen luomisessa käytetään totuusmuuttujaa, koska mikäli luodaan uusi paketti, oliota luodessa se lisätään myös tietokantaan. Kun taas tietokannasta luettua pakettia ei luonnollisesti tallenneta olioa luotaessa uudelleen tietokantaan.<text:s/></text:p>
      <text:h text:style-name="Otsikko4" text:outline-level="4">Käyttö</text:h>
      <text:p text:style-name="Normaali">Reklamaatio tehdään lähetysID:n perusteella. Käyttäjä kirjoittaa avautumisensa ja klikkaa lähetä.<text:s/></text:p>
      <text:h text:style-name="Otsikko3" text:outline-level="3">Doge on wow</text:h>
      <text:h text:style-name="Otsikko4" text:outline-level="4">Tekninen toteutus</text:h>
      <text:p text:style-name="Normaali">Such wow.</text:p>
      <text:h text:style-name="Otsikko4" text:outline-level="4">Käyttö</text:h>
      <text:p text:style-name="Normaali">Much<text:s/>click.<text:s/></text:p>
      <text:p text:style-name="Normaali"/>
      <text:h text:style-name="Otsikko2" text:outline-level="2">Luokkakaavio<text:s/></text:h>
      <text:p text:style-name="Normaali">Katso erillinen kuvatiedosto.<text:s/></text:p>
      <text:p text:style-name="Normaali"/>
      <text:soft-page-break/>
      <text:h text:style-name="Otsikko2" text:outline-level="2"><text:span text:style-name="T102">Yhteenveto</text:span><text:s/>ja<text:s/>jatkokehitys</text:h>
      <text:h text:style-name="Otsikko3" text:outline-level="3"><text:span text:style-name="T103">Ongelmat</text:span></text:h>
      <text:h text:style-name="Otsikko4" text:outline-level="4">Javascript</text:h>
      <text:p text:style-name="Normaali">Jo ennen kuin aloin varsinaisesti käyttämään javascriptiä, selvisi että käyttöön annettu versio toimii hyvin heikosti tarkoitukseensa. Tony Vilpponen huomasi tämän ensimmäisenä ja teki index.html:stä<text:s/>parannellun version. Tässä versiossa on erikseen etäisyyden laskeminen ja merkit piirretään kartalle suoraan koordinaattien perusteella (ei erikseen haeta osoitteen avulla koordinaatteja, jotka jo löytyvät). Lisäksi Tony oli huomannut, että etäisyyslaskuri<text:s/>palauttaa eri tyyppisen muuttujan, jos etäisyys on pyöristyksen jälkeen tasaluku. Tästä seuraa se, että lukua ei voi Javan puolella asettaa Doubleksi, jos javascript palauttaa kokonaisluvun. Tätä tutkittiin ja todettiin, että helpoin tapa ratkaista ongelma on poistaa pyöristäminen javascriptistä ja siirtää se javan puolelle. Teoriassa on edelleen mahdollista, että jokin välimatka antaisi tasaluvun, mutta se on erittäin epätodennäköistä ja koska erilaisia yhteysvaihtoehtoja on noin 478! kpl, ei asian varmistaminen ole järkevää. Toinen tapa kiertää asia oli jonkinlainen ehtohässäkkä tyypin varmistamiseen, joka vaikutti huomattavasti monimutkaisemmalta.</text:p>
      <text:h text:style-name="Otsikko4" text:outline-level="4">Uusi ikkuna ja tiedon siirtäminen ikkunoiden välillä.</text:h>
      <text:p text:style-name="Normaali">Uuden ikkunan luominen itsessään vaikutti jo haastavalta, vaikka osoittautuikin kohtalaisen yksinkertaiseksi. Seuraava vaihe oli siirtää tietoa avattavaan ikkunaan. Tämä tuntui hieman vielä haastavammalta, mutta jälkikäteen ajateltuna oli täysin loogista. Tätä siis tarvittiin sekä virheilmoitusten näyttämisessä, että kirjautumisen jälkeen pääikkunan käynnistämisessä. Suunnittelin ohjelmaan myös ikkunaa, joka kysyisi halutaanko varmasti jatkaa (esim rikkoutuvaa esinettä fedexinä lähetettäessä). Luovuin tästä suosiolla aikarajotteiden tullessa vastaan, mutta se<text:s/>kuuluu jatkokehityslistalle. Kynnyskysymykseksi jäi, että miten pääohjelman saa odottamaan. Ehkä esimerkiksi yksinkertainen while-silmukka toimisi. <text:s/></text:p>
      <text:h text:style-name="Otsikko4" text:outline-level="4">CSS</text:h>
      <text:p text:style-name="Normaali">Muotoilun toteuttaminen CSS:n avulla oli aluksi haastavaa. Ei ollut tarkkaa hajua siitä mitä ominaisuutta tarkalleen ottaen tuli muokata (esim. ”.tab .tab-label” ei syntaksina ollut täysin itsestään selvä). Onneksi google ja stackoverflow on kaveri. Osa CSS-muotoiluista on suoraan internetistä kopioitu, mutta tarvittavilta osin muokattu.<text:s/></text:p>
      <text:soft-page-break/>
      <text:h text:style-name="Otsikko4" text:outline-level="4">Uusien ja tietokannasta luettujen tietojen erottelu olioita luodessa</text:h>
      <text:p text:style-name="Normaali">Törmäsin alkuvaiheessa virheilmoitukseen, että pääavaimen yksilöllisyysehtoa rikotaan pakettia luotaessa. En aluksi ees tajunnut mistä oli kyse, vaikka virhe oli niinkin typerä, että yritin kirjoittaa tietokantaan sieltä juuri luettua dataa. Ratkaisin ongelman lisäämällä handlerin lisäysmetodiin ja olion konstruktoriin muuttujan joka määrittää kirjoitetaanko objekti tietokantaan.<text:s/></text:p>
      <text:h text:style-name="Otsikko4" text:outline-level="4">SQL</text:h>
      <text:p text:style-name="Normaali">SQL:n kanssa joutui käytännössä joka ikinen kerta googlettamaan kaikki käskyt. Käyttö oli sen verran satunnaista ja sen lisäksi taulujen ja rivien luomiseen tarkoitetut käskyt menivät sekaisin.<text:s/></text:p>
      <text:p text:style-name="Normaali">Lisäksi SQLiten erikoisominaisuuksien selvittämiseen kului aikaa. Esimerkiksi tietotyyppeihin liittyvät asiat ovat kovin mielenkiintoisia. SQLitessä ennalta määritellyllä tietotyypillä ei ole merkitystä, ellei kyseessä ole pääavain ja integer-tyyppinen muuttuja. Tietotyyppi määritetään käytännössä vasta tietoa lisättäessä. Esimerkiksi merkkijonoa lisättäessä merkkijono vie tilaa vain sen pituuden verran, vaikka sille olisi ”varattu” miljoona merkkiä.<text:s/></text:p>
      <text:p text:style-name="Normaali">Päivämäärien muotoilu ja käyttäminen hakemiseen oli myös mielenkiintoinen projekti, joskin erittäin kätevä ominaisuus.</text:p>
      <text:h text:style-name="Otsikko3" text:outline-level="3"><text:span text:style-name="T104">Kehitys</text:span></text:h>
      <text:p text:style-name="Normaali">Ainakin seuraavia ohjelman osa-alueita voisi kehittää eteenpäin. Koska varsinaisia tarkkoja rajoja ei ole olemassakaan, tuotekehitys voisi jatkua loputtomasti. Nämä olisivat kuitenkin ohjelmakehityksen seuraavat vaiheet, jotka saatan jopa omaksi ilokseni paremmalla ajalla toteuttaa. Jää nähtäväksi.</text:p>
      <text:h text:style-name="Otsikko4" text:outline-level="4">Käyttäjänhallinta</text:h>
      <text:p text:style-name="Normaali">Kuten mainittu, käyttäjänhallinnassa on tällä hetkellä vain yhdet tunnukset, jotka tarkistetaan ohjelman aikana. Tämän lisäksi paketin luomisen yhteydessä voi valita paketin omistajan. Tämä voisi olla fiksua toteuttaa niin, että käyttäjä kirjautuu tunnuksella ja tietokantaan tallennetun salasanan<text:s/>avulla. Tämän jälkeen kaikki paketit joita käyttäjä lisää tallentuisivat automaattisesti hänen nimellään.<text:s/></text:p>
      <text:h text:style-name="Otsikko4" text:outline-level="4">Skaalautuvuus</text:h>
      <text:p text:style-name="Normaali">Tällä hetkellä tietokantayhteys on vähän väliä auki, koska kaikki tiedot tallennetaan suoraan tietokantaan ja niitä myös luetaan päivittämisen ja tietojen hakemisen yhteydessä tietokannasta. Tietenkään SQLite ei toimisi monen käyttäjän ohjelmistossa, mutta myös rakenne tulisi muuttaa.<text:s/>Vaihtoehtoja olisi monia. Esimerkiksi voidaan käynnistettäessä yksinkertaisesti vain ladata<text:s/><text:soft-page-break/>tietokannasta tarvittavat tiedot paikalliseen tietokantaan.<text:s/>Vaihtoehtoisesti kaikki tiedot voidaan ladata ohjelmaan ja käyttää niitä suoraan. Tämä vaatisi tosin suurempaa ohjelman muokkaamista. Muitakin vaihtoehtoja varmasti löytyy, mutta nämä tulivat ensimmäisenä mieleen.<text:s/></text:p>
      <text:h text:style-name="Otsikko4" text:outline-level="4">Reklamaatiot<text:s/></text:h>
      <text:p text:style-name="Normaali">Reklamaatiot ovat tällä hetkellä hieman irrallinen kokonaisuus, eikä lähetettyjä reklamaatioita voi edes sen kummemmin tarkastella. Niihin ei myöskään voi sen erityisemmin vastata, mutta tämänkään ominaisuuden toteuttaminen ei olisi kovin monen mutkan takana. Yksinkertaisimmillaan tietokantaan voisi lisätä kenttiä joihin voisi lisätä reklamaation tilatietoja ja vastauksia.<text:s/></text:p>
      <text:h text:style-name="Otsikko4" text:outline-level="4">Toimintavarmuus</text:h>
      <text:p text:style-name="Normaali">Ohjelman ominaisuuksia on rakenneltu kohtalaisen nopeasti ja jossain määrin lennosta, jolloin tarkempi suunnittelu on jäänyt vähemmälle. Samalla myös aikataulullisista syistä testaus on jäänyt hieman vähemmälle ja varsinkin erikoisempien rajatapausten toiminnallisuus on epävarmaa.<text:s/></text:p>
      <text:p text:style-name="Normaali"/>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style:text-properties style:font-name="Calibri Light" fo:color="#2E74B5"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style:text-properties style:font-name="Calibri Light" fo:color="#1F4D78" fo:hyphenate="false"/>
    </style:style>
    <style:style style:name="Otsikko4" style:display-name="Otsikko 4" style:family="paragraph" style:parent-style-name="Normaali" style:next-style-name="Normaali" style:default-outline-level="4">
      <style:paragraph-properties fo:keep-with-next="always" fo:keep-together="always" fo:margin-top="0.0277in"/>
      <style:text-properties style:font-name="Calibri Light" fo:font-style="italic" style:font-style-asian="italic" style:font-style-complex="italic" fo:color="#2E74B5" fo:hyphenate="false"/>
    </style:style>
    <style:style style:name="Normaali" style:display-name="Normaali" style:family="paragraph">
      <style:paragraph-properties fo:margin-bottom="0in" fo:line-height="150%"/>
      <style:text-properties style:font-name-asian="Times New Roman" fo:color="#000000" fo:font-size="12pt" style:font-size-asian="12pt" style:font-size-complex="12pt" style:language-asian="fi" style:country-asian="FI" fo:hyphenate="false"/>
    </style:style>
    <style:style style:name="Kappaleenoletusfontti" style:display-name="Kappaleen oletusfontti" style:family="text"/>
    <style:style style:name="Eiväliä" style:display-name="Ei väliä" style:family="paragraph">
      <style:paragraph-properties fo:text-align="justify" fo:margin-bottom="0in" fo:line-height="100%"/>
      <style:text-properties style:font-name="Times New Roman" style:font-name-asian="Times New Roman" fo:color="#000000" fo:font-size="12pt" style:font-size-asian="12pt" style:font-size-complex="12pt" style:language-asian="fi" style:country-asian="FI" fo:hyphenate="false"/>
    </style:style>
    <style:style style:name="Ylätunniste" style:display-name="Ylätunniste" style:family="paragraph" style:parent-style-name="Normaali">
      <style:paragraph-properties fo:line-height="100%">
        <style:tab-stops>
          <style:tab-stop style:type="center" style:position="3.3465in"/>
          <style:tab-stop style:type="right" style:position="6.693in"/>
        </style:tab-stops>
      </style:paragraph-properties>
      <style:text-properties fo:hyphenate="false"/>
    </style:style>
    <style:style style:name="YlätunnisteChar" style:display-name="Ylätunniste Char" style:family="text" style:parent-style-name="Kappaleenoletusfontti">
      <style:text-properties style:font-name="Times New Roman" style:font-name-asian="Times New Roman" style:font-name-complex="Times New Roman" fo:color="#000000" fo:font-size="12pt" style:font-size-asian="12pt" style:font-size-complex="12pt" style:language-asian="fi" style:country-asian="FI"/>
    </style:style>
    <style:style style:name="Alatunniste" style:display-name="Alatunniste" style:family="paragraph" style:parent-style-name="Normaali">
      <style:paragraph-properties fo:line-height="100%">
        <style:tab-stops>
          <style:tab-stop style:type="center" style:position="3.3465in"/>
          <style:tab-stop style:type="right" style:position="6.693in"/>
        </style:tab-stops>
      </style:paragraph-properties>
      <style:text-properties fo:hyphenate="false"/>
    </style:style>
    <style:style style:name="AlatunnisteChar" style:display-name="Alatunniste Char" style:family="text" style:parent-style-name="Kappaleenoletusfontti">
      <style:text-properties style:font-name="Times New Roman" style:font-name-asian="Times New Roman" style:font-name-complex="Times New Roman" fo:color="#000000" fo:font-size="12pt" style:font-size-asian="12pt" style:font-size-complex="12pt" style:language-asian="fi" style:country-asian="FI"/>
    </style:style>
    <style:style style:name="Otsikko1Char" style:display-name="Otsikko 1 Char" style:family="text" style:parent-style-name="Kappaleenoletusfontti">
      <style:text-properties style:font-name="Calibri Light" style:font-name-asian="Times New Roman" style:font-name-complex="Times New Roman" fo:color="#2E74B5" fo:font-size="16pt" style:font-size-asian="16pt" style:font-size-complex="16pt" style:language-asian="fi" style:country-asian="FI"/>
    </style:style>
    <style:style style:name="Otsikko2Char" style:display-name="Otsikko 2 Char" style:family="text" style:parent-style-name="Kappaleenoletusfontti">
      <style:text-properties style:font-name="Calibri Light" style:font-name-asian="Times New Roman" style:font-name-complex="Times New Roman" fo:color="#2E74B5" fo:font-size="13pt" style:font-size-asian="13pt" style:font-size-complex="13pt" style:language-asian="fi" style:country-asian="FI"/>
    </style:style>
    <style:style style:name="Leipis" style:display-name="Leipis" style:family="paragraph" style:parent-style-name="Eiväliä">
      <style:paragraph-properties fo:text-align="start"/>
      <style:text-properties style:font-name="Calibri" fo:hyphenate="false"/>
    </style:style>
    <style:style style:name="Luettelokappale" style:display-name="Luettelokappale" style:family="paragraph" style:parent-style-name="Normaali">
      <style:paragraph-properties fo:margin-left="0.5in">
        <style:tab-stops/>
      </style:paragraph-properties>
      <style:text-properties fo:hyphenate="false"/>
    </style:style>
    <style:style style:name="EiväliäChar" style:display-name="Ei väliä Char" style:family="text" style:parent-style-name="Kappaleenoletusfontti">
      <style:text-properties style:font-name="Times New Roman" style:font-name-asian="Times New Roman" fo:color="#000000" fo:font-size="12pt" style:font-size-asian="12pt" style:font-size-complex="12pt" style:language-asian="fi" style:country-asian="FI"/>
    </style:style>
    <style:style style:name="LeipisChar" style:display-name="Leipis Char" style:family="text" style:parent-style-name="EiväliäChar">
      <style:text-properties style:font-name="Calibri" style:font-name-asian="Times New Roman" fo:color="#000000" fo:font-size="12pt" style:font-size-asian="12pt" style:font-size-complex="12pt" style:language-asian="fi" style:country-asian="FI"/>
    </style:style>
    <style:style style:name="Otsikko3Char" style:display-name="Otsikko 3 Char" style:family="text" style:parent-style-name="Kappaleenoletusfontti">
      <style:text-properties style:font-name="Calibri Light" style:font-name-asian="Times New Roman" style:font-name-complex="Times New Roman" fo:color="#1F4D78" fo:font-size="12pt" style:font-size-asian="12pt" style:font-size-complex="12pt" style:language-asian="fi" style:country-asian="FI"/>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fi" style:country-asian="FI"/>
    </style:style>
    <style:style style:name="Otsikko" style:display-name="Otsikko" style:family="paragraph" style:parent-style-name="Normaali" style:next-style-name="Normaali">
      <style:paragraph-properties fo:line-height="100%"/>
      <style:text-properties style:font-name="Calibri Light" style:font-name-asian="Times New Roman" style:font-name-complex="Times New Roman" style:use-window-font-color="true" fo:letter-spacing="-0.0069in" style:letter-kerning="true"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language-asian="fi" style:country-asian="FI"/>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4">
      <text:list-level-style-bullet text:level="1" text:style-name="WW_CharLFO4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4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4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4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4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4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4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4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5">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5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5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5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5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5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5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5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8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8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8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8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8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Ylätunniste"><text:tab/><text:tab/>Olli Kousa</text:p>
        <text:p text:style-name="Ylätunniste"><text:tab/><text:tab/>043847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li Kousa</meta:initial-creator>
    <dc:creator>Olli Kousa</dc:creator>
    <meta:creation-date>2016-07-28T19:39:00Z</meta:creation-date>
    <dc:date>2016-07-28T19:39:00Z</dc:date>
    <meta:template xlink:href="Normal" xlink:type="simple"/>
    <meta:editing-cycles>2</meta:editing-cycles>
    <meta:editing-duration>PT60S</meta:editing-duration>
    <meta:document-statistic meta:page-count="12" meta:paragraph-count="45" meta:word-count="2531" meta:character-count="22993" meta:row-count="170" meta:non-whitespace-character-count="20507"/>
  </office:meta>
</office:document-meta>
</file>